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FreeSans1" svg:font-family="FreeSans" style:font-family-generic="swiss"/>
    <style:font-face style:name="Nimbus Sans L" svg:font-family="'Nimbus Sans L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eb4" officeooo:paragraph-rsid="00153eb4"/>
    </style:style>
    <style:style style:name="P2" style:family="paragraph" style:parent-style-name="Standard">
      <style:paragraph-properties fo:text-align="center" style:justify-single-word="false"/>
      <style:text-properties officeooo:rsid="0019547e" officeooo:paragraph-rsid="0019547e"/>
    </style:style>
    <style:style style:name="P3" style:family="paragraph" style:parent-style-name="Standard">
      <style:paragraph-properties fo:text-align="start" style:justify-single-word="false"/>
      <style:text-properties officeooo:rsid="0019547e" officeooo:paragraph-rsid="0019547e"/>
    </style:style>
    <style:style style:name="P4" style:family="paragraph" style:parent-style-name="Standard">
      <style:paragraph-properties fo:text-align="start" style:justify-single-word="false"/>
      <style:text-properties officeooo:rsid="00197c46" officeooo:paragraph-rsid="00197c46"/>
    </style:style>
    <style:style style:name="P5" style:family="paragraph" style:parent-style-name="Standard" style:list-style-name="L1">
      <style:text-properties officeooo:rsid="00153eb4" officeooo:paragraph-rsid="00153eb4"/>
    </style:style>
    <style:style style:name="P6" style:family="paragraph" style:parent-style-name="Standard" style:list-style-name="L1">
      <style:text-properties officeooo:rsid="0016310f" officeooo:paragraph-rsid="0016310f"/>
    </style:style>
    <style:style style:name="P7" style:family="paragraph" style:parent-style-name="Standard" style:list-style-name="L1">
      <style:text-properties officeooo:rsid="001c2725" officeooo:paragraph-rsid="001c2725"/>
    </style:style>
    <style:style style:name="P8" style:family="paragraph" style:parent-style-name="Standard" style:list-style-name="L1">
      <style:text-properties officeooo:rsid="00178449" officeooo:paragraph-rsid="00178449"/>
    </style:style>
    <style:style style:name="P9" style:family="paragraph" style:parent-style-name="Standard" style:list-style-name="L1">
      <style:text-properties officeooo:rsid="001d9d83" officeooo:paragraph-rsid="001d9d83"/>
    </style:style>
    <style:style style:name="P10" style:family="paragraph" style:parent-style-name="Standard" style:list-style-name="L1">
      <style:text-properties officeooo:rsid="001decec" officeooo:paragraph-rsid="001decec"/>
    </style:style>
    <style:style style:name="T1" style:family="text">
      <style:text-properties officeooo:rsid="0016310f"/>
    </style:style>
    <style:style style:name="T2" style:family="text">
      <style:text-properties officeooo:rsid="001ba5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nowCode</text:p>
      <text:p text:style-name="P3"/>
      <text:p text:style-name="P3">Lors de la création d'un interpréteur de code, une étape importe est de définir l'ensemble des éléments constituant notre <text:span text:style-name="T2">langage.</text:span></text:p>
      <text:p text:style-name="P4">C'est pour cela que nous en venons au points suivant afin de vous l'expliquer :</text:p>
      <text:p text:style-name="P1"/>
      <text:list xml:id="list3122237891835226369" text:style-name="L1">
        <text:list-item>
          <text:p text:style-name="P5">instructions, ce qui va être réalisé</text:p>
        </text:list-item>
        <text:list-item>
          <text:p text:style-name="P5">expressions, décrit une instruction</text:p>
        </text:list-item>
        <text:list-item>
          <text:p text:style-name="P5">instruction de déclaration de variable</text:p>
        </text:list-item>
        <text:list-item>
          <text:p text:style-name="P5">expression d'utilisation de variable</text:p>
        </text:list-item>
        <text:list-item>
          <text:p text:style-name="P5">expression littérale</text:p>
          <text:list>
            <text:list-item>
              <text:p text:style-name="P5">nombre entier</text:p>
            </text:list-item>
            <text:list-item>
              <text:p text:style-name="P5">nombre flottant</text:p>
            </text:list-item>
            <text:list-item>
              <text:p text:style-name="P5">chaîne de caractère</text:p>
            </text:list-item>
            <text:list-item>
              <text:p text:style-name="P5">booléen vrai ou faux</text:p>
            </text:list-item>
            <text:list-item>
              <text:p text:style-name="P6">liste</text:p>
            </text:list-item>
            <text:list-item>
              <text:p text:style-name="P6">dictionnaire</text:p>
            </text:list-item>
          </text:list>
        </text:list-item>
        <text:list-item>
          <text:p text:style-name="P5">déclaration de fonction</text:p>
          <text:list>
            <text:list-item>
              <text:p text:style-name="P5">un nom</text:p>
            </text:list-item>
            <text:list-item>
              <text:p text:style-name="P5">une arité <text:span text:style-name="T1">positive ou nulle</text:span></text:p>
            </text:list-item>
          </text:list>
        </text:list-item>
        <text:list-item>
          <text:p text:style-name="P5"><text:span text:style-name="T1">opération</text:span> arithmétiques</text:p>
          <text:list>
            <text:list-item>
              <text:p text:style-name="P5">addition</text:p>
            </text:list-item>
            <text:list-item>
              <text:p text:style-name="P5">soustraction</text:p>
            </text:list-item>
            <text:list-item>
              <text:p text:style-name="P5">multiplication</text:p>
            </text:list-item>
            <text:list-item>
              <text:p text:style-name="P5">division</text:p>
            </text:list-item>
            <text:list-item>
              <text:p text:style-name="P5">modulo</text:p>
            </text:list-item>
            <text:list-item>
              <text:p text:style-name="P5">puissance</text:p>
            </text:list-item>
          </text:list>
        </text:list-item>
        <text:list-item>
          <text:p text:style-name="P5"><text:span text:style-name="T1">opération </text:span>booléennes</text:p>
          <text:list>
            <text:list-item>
              <text:p text:style-name="P5">supérieur</text:p>
            </text:list-item>
            <text:list-item>
              <text:p text:style-name="P5">supérieur ou égal</text:p>
            </text:list-item>
            <text:list-item>
              <text:p text:style-name="P5">inférieur</text:p>
            </text:list-item>
            <text:list-item>
              <text:p text:style-name="P5">inférieur ou égal</text:p>
            </text:list-item>
            <text:list-item>
              <text:p text:style-name="P5">égal</text:p>
            </text:list-item>
            <text:list-item>
              <text:p text:style-name="P5">différent</text:p>
            </text:list-item>
            <text:list-item>
              <text:p text:style-name="P5">et</text:p>
            </text:list-item>
            <text:list-item>
              <text:p text:style-name="P5">ou inclusif</text:p>
            </text:list-item>
            <text:list-item>
              <text:p text:style-name="P5">ou exclusif</text:p>
            </text:list-item>
            <text:list-item>
              <text:p text:style-name="P5">non</text:p>
            </text:list-item>
          </text:list>
        </text:list-item>
        <text:list-item>
          <text:p text:style-name="P7">opération sur les listes</text:p>
          <text:list>
            <text:list-item>
              <text:p text:style-name="P7">accéder à un élément par son indice</text:p>
            </text:list-item>
            <text:list-item>
              <text:p text:style-name="P7">ajouter un élément</text:p>
            </text:list-item>
            <text:list-item>
              <text:p text:style-name="P7">récupérer la taille</text:p>
            </text:list-item>
          </text:list>
        </text:list-item>
        <text:list-item>
          <text:p text:style-name="P7">opération sur les dictionnaires</text:p>
          <text:list>
            <text:list-item>
              <text:p text:style-name="P7">accéder à un élément par sa clé</text:p>
            </text:list-item>
            <text:list-item>
              <text:p text:style-name="P7">associer un élément à une clé</text:p>
            </text:list-item>
            <text:list-item>
              <text:p text:style-name="P7">récupérer la taille</text:p>
            </text:list-item>
          </text:list>
        </text:list-item>
        <text:list-item>
          <text:p text:style-name="P6">précédence des opérations</text:p>
          <text:list>
            <text:list-item>
              <text:p text:style-name="P6">explicite</text:p>
              <text:list>
                <text:list-item>
                  <text:p text:style-name="P6"><text:soft-page-break/>parenthèses</text:p>
                </text:list-item>
              </text:list>
            </text:list-item>
            <text:list-item>
              <text:p text:style-name="P6">implicite</text:p>
              <text:list>
                <text:list-item>
                  <text:p text:style-name="P6">les fonctions ont la moins grande priorité</text:p>
                </text:list-item>
                <text:list-item>
                  <text:p text:style-name="P6">addition et soustraction ont une priorité moins importante que</text:p>
                </text:list-item>
                <text:list-item>
                  <text:p text:style-name="P6">multiplication et division ont une priorité moins importante que</text:p>
                </text:list-item>
                <text:list-item>
                  <text:p text:style-name="P6">module et puissance ont la plus grande priorité</text:p>
                </text:list-item>
              </text:list>
            </text:list-item>
          </text:list>
        </text:list-item>
        <text:list-item>
          <text:p text:style-name="P6">fonctions prédéfinies</text:p>
          <text:list>
            <text:list-item>
              <text:p text:style-name="P10">printf</text:p>
            </text:list-item>
            <text:list-item>
              <text:p text:style-name="P10">scan</text:p>
            </text:list-item>
            <text:list-item>
              <text:p text:style-name="P10">split</text:p>
            </text:list-item>
            <text:list-item>
              <text:p text:style-name="P6">cos</text:p>
            </text:list-item>
            <text:list-item>
              <text:p text:style-name="P6">acos</text:p>
            </text:list-item>
            <text:list-item>
              <text:p text:style-name="P6">sin</text:p>
            </text:list-item>
            <text:list-item>
              <text:p text:style-name="P6">asin</text:p>
            </text:list-item>
            <text:list-item>
              <text:p text:style-name="P6">tan</text:p>
            </text:list-item>
            <text:list-item>
              <text:p text:style-name="P6">atan</text:p>
            </text:list-item>
            <text:list-item>
              <text:p text:style-name="P6">abs</text:p>
            </text:list-item>
            <text:list-item>
              <text:p text:style-name="P6">irandom, pour les entiers</text:p>
            </text:list-item>
            <text:list-item>
              <text:p text:style-name="P6">frandom, pour les flottants</text:p>
            </text:list-item>
          </text:list>
        </text:list-item>
        <text:list-item>
          <text:p text:style-name="P6">instructions conditionnelles</text:p>
          <text:list>
            <text:list-item>
              <text:p text:style-name="P6">if</text:p>
            </text:list-item>
            <text:list-item>
              <text:p text:style-name="P6">else</text:p>
            </text:list-item>
            <text:list-item>
              <text:p text:style-name="P6">while</text:p>
            </text:list-item>
            <text:list-item>
              <text:p text:style-name="P6">for</text:p>
            </text:list-item>
          </text:list>
        </text:list-item>
        <text:list-item>
          <text:p text:style-name="P8">instruction permettant d'inclure un fichier dans un aut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FreeSans1" svg:font-family="FreeSans" style:font-family-generic="swiss"/>
    <style:font-face style:name="Nimbus Sans L" svg:font-family="'Nimbus Sans L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5-03-14T18:49:25.044941380</meta:creation-date>
    <dc:date>2015-03-14T19:53:40.497547748</dc:date>
    <dc:creator>antoine </dc:creator>
    <meta:editing-duration>PT25M25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2" meta:paragraph-count="70" meta:word-count="284" meta:character-count="1471" meta:non-whitespace-character-count="1324"/>
  </office:meta>
</office:document-meta>
</file>